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9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спирт</text:p>
          </table:table-cell>
          <table:table-cell/>
          <table:table-cell office:value-type="string" calcext:value-type="string">
            <text:p>мм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Температура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повышение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.6" calcext:value-type="float">
            <text:p>50,6</text:p>
          </table:table-cell>
          <table:table-cell office:value-type="float" office:value="53.76" calcext:value-type="float">
            <text:p>53,76</text:p>
          </table:table-cell>
          <table:table-cell office:value-type="float" office:value="58.1" calcext:value-type="float">
            <text:p>58,1</text:p>
          </table:table-cell>
          <table:table-cell office:value-type="float" office:value="62.13" calcext:value-type="float">
            <text:p>62,13</text:p>
          </table:table-cell>
          <table:table-cell office:value-type="float" office:value="66.51" calcext:value-type="float">
            <text:p>66,51</text:p>
          </table:table-cell>
          <table:table-cell office:value-type="float" office:value="72.78" calcext:value-type="float">
            <text:p>72,7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понижение</text:p>
          </table:table-cell>
          <table:table-cell office:value-type="float" office:value="45.4" calcext:value-type="float">
            <text:p>45,4</text:p>
          </table:table-cell>
          <table:table-cell office:value-type="float" office:value="49.6" calcext:value-type="float">
            <text:p>49,6</text:p>
          </table:table-cell>
          <table:table-cell office:value-type="float" office:value="52.1" calcext:value-type="float">
            <text:p>52,1</text:p>
          </table:table-cell>
          <table:table-cell office:value-type="float" office:value="55.9" calcext:value-type="float">
            <text:p>55,9</text:p>
          </table:table-cell>
          <table:table-cell office:value-type="float" office:value="59.3" calcext:value-type="float">
            <text:p>59,3</text:p>
          </table:table-cell>
          <table:table-cell office:value-type="float" office:value="64.2" calcext:value-type="float">
            <text:p>64,2</text:p>
          </table:table-cell>
          <table:table-cell office:value-type="float" office:value="69" calcext:value-type="float">
            <text:p>69</text:p>
          </table:table-cell>
          <table:table-cell office:value-type="float" office:value="74.39" calcext:value-type="float">
            <text:p>74,39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1/([.C7]+273)*1000" office:value-type="float" office:value="3.37837837837838" calcext:value-type="float">
            <text:p>3,37837837837838</text:p>
          </table:table-cell>
          <table:table-cell table:formula="of:=8.7" office:value-type="float" office:value="8.7" calcext:value-type="float">
            <text:p>8,7</text:p>
          </table:table-cell>
          <table:table-cell table:formula="of:=1/([.C7]+273)*1000" office:value-type="float" office:value="3.37837837837838" calcext:value-type="float">
            <text:p>3,37837837837838</text:p>
          </table:table-cell>
          <table:table-cell office:value-type="float" office:value="8.72" calcext:value-type="float">
            <text:p>8,7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B3]"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[.B4]" office:value-type="float" office:value="45.4" calcext:value-type="float">
            <text:p>45,4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1/([.C8]+273)*1000" office:value-type="float" office:value="3.35570469798658" calcext:value-type="float">
            <text:p>3,35570469798658</text:p>
          </table:table-cell>
          <table:table-cell table:formula="of:=8.8" office:value-type="float" office:value="8.8" calcext:value-type="float">
            <text:p>8,8</text:p>
          </table:table-cell>
          <table:table-cell table:formula="of:=1/([.C8]+273)*1000" office:value-type="float" office:value="3.35570469798658" calcext:value-type="float">
            <text:p>3,35570469798658</text:p>
          </table:table-cell>
          <table:table-cell table:formula="of:=8.763" office:value-type="float" office:value="8.763" calcext:value-type="float">
            <text:p>8,76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]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formula="of:=[.C4]" office:value-type="float" office:value="49.6" calcext:value-type="float">
            <text:p>49,6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1/([.C9]+273)*1000" office:value-type="float" office:value="3.33333333333333" calcext:value-type="float">
            <text:p>3,33333333333333</text:p>
          </table:table-cell>
          <table:table-cell table:formula="of:=8.86" office:value-type="float" office:value="8.86" calcext:value-type="float">
            <text:p>8,86</text:p>
          </table:table-cell>
          <table:table-cell table:formula="of:=1/([.C9]+273)*1000" office:value-type="float" office:value="3.33333333333333" calcext:value-type="float">
            <text:p>3,33333333333333</text:p>
          </table:table-cell>
          <table:table-cell table:formula="of:=8.837" office:value-type="float" office:value="8.837" calcext:value-type="float">
            <text:p>8,83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D3]" office:value-type="float" office:value="50.6" calcext:value-type="float">
            <text:p>50,6</text:p>
          </table:table-cell>
          <table:table-cell office:value-type="float" office:value="27" calcext:value-type="float">
            <text:p>27</text:p>
          </table:table-cell>
          <table:table-cell table:formula="of:=[.D4]" office:value-type="float" office:value="52.1" calcext:value-type="float">
            <text:p>52,1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1/([.C10]+273)*1000" office:value-type="float" office:value="3.3112582781457" calcext:value-type="float">
            <text:p>3,3112582781457</text:p>
          </table:table-cell>
          <table:table-cell table:formula="of:=8.936" office:value-type="float" office:value="8.936" calcext:value-type="float">
            <text:p>8,936</text:p>
          </table:table-cell>
          <table:table-cell table:formula="of:=1/([.C10]+273)*1000" office:value-type="float" office:value="3.3112582781457" calcext:value-type="float">
            <text:p>3,3112582781457</text:p>
          </table:table-cell>
          <table:table-cell table:formula="of:=8.897" office:value-type="float" office:value="8.897" calcext:value-type="float">
            <text:p>8,89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E3]" office:value-type="float" office:value="53.76" calcext:value-type="float">
            <text:p>53,76</text:p>
          </table:table-cell>
          <table:table-cell office:value-type="float" office:value="29" calcext:value-type="float">
            <text:p>29</text:p>
          </table:table-cell>
          <table:table-cell table:formula="of:=[.E4]" office:value-type="float" office:value="55.9" calcext:value-type="float">
            <text:p>55,9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1/([.C11]+273)*1000" office:value-type="float" office:value="3.28947368421053" calcext:value-type="float">
            <text:p>3,28947368421053</text:p>
          </table:table-cell>
          <table:table-cell table:formula="of:=8.995" office:value-type="float" office:value="8.995" calcext:value-type="float">
            <text:p>8,995</text:p>
          </table:table-cell>
          <table:table-cell table:formula="of:=1/([.C11]+273)*1000" office:value-type="float" office:value="3.28947368421053" calcext:value-type="float">
            <text:p>3,28947368421053</text:p>
          </table:table-cell>
          <table:table-cell table:formula="of:=8.975" office:value-type="float" office:value="8.975" calcext:value-type="float">
            <text:p>8,97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F3]" office:value-type="float" office:value="58.1" calcext:value-type="float">
            <text:p>58,1</text:p>
          </table:table-cell>
          <table:table-cell office:value-type="float" office:value="31" calcext:value-type="float">
            <text:p>31</text:p>
          </table:table-cell>
          <table:table-cell table:formula="of:=[.F4]" office:value-type="float" office:value="59.3" calcext:value-type="float">
            <text:p>59,3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1/([.C12]+273)*1000" office:value-type="float" office:value="3.26797385620915" calcext:value-type="float">
            <text:p>3,26797385620915</text:p>
          </table:table-cell>
          <table:table-cell table:formula="of:=9.075" office:value-type="float" office:value="9.075" calcext:value-type="float">
            <text:p>9,075</text:p>
          </table:table-cell>
          <table:table-cell table:formula="of:=1/([.C12]+273)*1000" office:value-type="float" office:value="3.26797385620915" calcext:value-type="float">
            <text:p>3,26797385620915</text:p>
          </table:table-cell>
          <table:table-cell table:formula="of:=9.042" office:value-type="float" office:value="9.042" calcext:value-type="float">
            <text:p>9,04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G3]" office:value-type="float" office:value="62.13" calcext:value-type="float">
            <text:p>62,13</text:p>
          </table:table-cell>
          <table:table-cell office:value-type="float" office:value="33" calcext:value-type="float">
            <text:p>33</text:p>
          </table:table-cell>
          <table:table-cell table:formula="of:=[.G4]" office:value-type="float" office:value="64.2" calcext:value-type="float">
            <text:p>64,2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1/([.C13]+273)*1000" office:value-type="float" office:value="3.24675324675325" calcext:value-type="float">
            <text:p>3,24675324675325</text:p>
          </table:table-cell>
          <table:table-cell table:formula="of:=9.147" office:value-type="float" office:value="9.147" calcext:value-type="float">
            <text:p>9,147</text:p>
          </table:table-cell>
          <table:table-cell table:formula="of:=1/([.C13]+273)*1000" office:value-type="float" office:value="3.24675324675325" calcext:value-type="float">
            <text:p>3,24675324675325</text:p>
          </table:table-cell>
          <table:table-cell table:formula="of:=9.147" office:value-type="float" office:value="9.147" calcext:value-type="float">
            <text:p>9,14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H3]" office:value-type="float" office:value="66.51" calcext:value-type="float">
            <text:p>66,51</text:p>
          </table:table-cell>
          <table:table-cell office:value-type="float" office:value="35" calcext:value-type="float">
            <text:p>35</text:p>
          </table:table-cell>
          <table:table-cell table:formula="of:=[.H4]"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1/([.C14]+273)*1000" office:value-type="float" office:value="3.2258064516129" calcext:value-type="float">
            <text:p>3,2258064516129</text:p>
          </table:table-cell>
          <table:table-cell table:formula="of:=9.222" office:value-type="float" office:value="9.222" calcext:value-type="float">
            <text:p>9,222</text:p>
          </table:table-cell>
          <table:table-cell table:formula="of:=1/([.C14]+273)*1000" office:value-type="float" office:value="3.2258064516129" calcext:value-type="float">
            <text:p>3,2258064516129</text:p>
          </table:table-cell>
          <table:table-cell table:formula="of:=9.189" office:value-type="float" office:value="9.189" calcext:value-type="float">
            <text:p>9,18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I3]" office:value-type="float" office:value="72.78" calcext:value-type="float">
            <text:p>72,78</text:p>
          </table:table-cell>
          <table:table-cell office:value-type="float" office:value="37" calcext:value-type="float">
            <text:p>37</text:p>
          </table:table-cell>
          <table:table-cell table:formula="of:=[.I4]" office:value-type="float" office:value="74.39" calcext:value-type="float">
            <text:p>74,39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1/([.C15]+273)*1000" office:value-type="float" office:value="3.2051282051282" calcext:value-type="float">
            <text:p>3,2051282051282</text:p>
          </table:table-cell>
          <table:table-cell table:formula="of:=9.282" office:value-type="float" office:value="9.282" calcext:value-type="float">
            <text:p>9,282</text:p>
          </table:table-cell>
          <table:table-cell table:formula="of:=1/([.C15]+273)*1000" office:value-type="float" office:value="3.2051282051282" calcext:value-type="float">
            <text:p>3,2051282051282</text:p>
          </table:table-cell>
          <table:table-cell table:formula="of:=9.269" office:value-type="float" office:value="9.269" calcext:value-type="float">
            <text:p>9,26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J3]"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formula="of:=[.J4]"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1/([.C16]+273)*1000" office:value-type="float" office:value="3.19488817891374" calcext:value-type="float">
            <text:p>3,19488817891374</text:p>
          </table:table-cell>
          <table:table-cell table:formula="of:=9.307" office:value-type="float" office:value="9.307" calcext:value-type="float">
            <text:p>9,307</text:p>
          </table:table-cell>
          <table:table-cell table:formula="of:=1/([.C16]+273)*1000" office:value-type="float" office:value="3.19488817891374" calcext:value-type="float">
            <text:p>3,19488817891374</text:p>
          </table:table-cell>
          <table:table-cell table:formula="of:=9.307" office:value-type="float" office:value="9.307" calcext:value-type="float">
            <text:p>9,30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3]"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table:formula="of:=[.K4]" office:value-type="float" office:value="81" calcext:value-type="float">
            <text:p>81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3,378 45,4 8,728 3,356 49,6 8,817 3,333 52,1 8,866 3,311 55,9 8,936 3,289 59,3 8,995 3,268 64,2 9,075 3,247 69 9,147 3,226 74,39 9,222 3,205 79 9,282 3,185 81 9,30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4:10:34.671928882</meta:creation-date>
    <dc:date>2024-04-10T14:03:38.994465306</dc:date>
    <meta:editing-duration>PT50M32S</meta:editing-duration>
    <meta:editing-cycles>6</meta:editing-cycles>
    <meta:generator>LibreOffice/7.3.7.2$Linux_X86_64 LibreOffice_project/30$Build-2</meta:generator>
    <meta:document-statistic meta:table-count="1" meta:cell-count="126" meta:object-count="0"/>
  </office:meta>
</office:document-meta>
</file>